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356a6" officeooo:paragraph-rsid="001356a6" style:font-size-asian="22pt" style:font-weight-asian="bold" style:font-size-complex="22pt" style:font-weight-complex="bold"/>
    </style:style>
    <style:style style:name="P2" style:family="paragraph" style:parent-style-name="Standard">
      <style:paragraph-properties fo:text-align="start" style:justify-single-word="false"/>
      <style:text-properties fo:font-size="13pt" style:text-underline-style="none" fo:font-weight="normal" officeooo:rsid="001356a6" officeooo:paragraph-rsid="001356a6"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officeooo:paragraph-rsid="001356a6"/>
    </style:style>
    <style:style style:name="P4" style:family="paragraph" style:parent-style-name="Standard">
      <style:paragraph-properties fo:text-align="start" style:justify-single-word="false"/>
      <style:text-properties officeooo:paragraph-rsid="0016e361"/>
    </style:style>
    <style:style style:name="P5" style:family="paragraph" style:parent-style-name="Standard">
      <style:paragraph-properties fo:text-align="start" style:justify-single-word="false"/>
      <style:text-properties officeooo:paragraph-rsid="00178485"/>
    </style:style>
    <style:style style:name="P6" style:family="paragraph" style:parent-style-name="Standard">
      <style:paragraph-properties fo:text-align="start" style:justify-single-word="false"/>
      <style:text-properties officeooo:paragraph-rsid="0019bfc7"/>
    </style:style>
    <style:style style:name="P7" style:family="paragraph" style:parent-style-name="Standard">
      <style:paragraph-properties fo:text-align="start" style:justify-single-word="false"/>
      <style:text-properties fo:font-size="16pt" style:text-underline-style="none" fo:font-weight="bold" officeooo:rsid="001356a6" officeooo:paragraph-rsid="001356a6"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style:text-underline-style="none" fo:font-weight="bold" officeooo:rsid="001356a6" officeooo:paragraph-rsid="00164bc8" style:font-size-asian="16pt" style:font-weight-asian="bold" style:font-size-complex="16pt" style:font-weight-complex="bold"/>
    </style:style>
    <style:style style:name="P9" style:family="paragraph" style:parent-style-name="Standard">
      <style:paragraph-properties fo:text-align="start" style:justify-single-word="false"/>
      <style:text-properties fo:font-size="16pt" style:text-underline-style="none" fo:font-weight="bold" officeooo:rsid="001356a6" officeooo:paragraph-rsid="00178485" style:font-size-asian="16pt" style:font-weight-asian="bold" style:font-size-complex="16pt" style:font-weight-complex="bold"/>
    </style:style>
    <style:style style:name="P10" style:family="paragraph" style:parent-style-name="Standard">
      <style:paragraph-properties fo:text-align="start" style:justify-single-word="false"/>
      <style:text-properties fo:font-size="16pt" style:text-underline-style="none" fo:font-weight="bold" officeooo:rsid="001356a6" officeooo:paragraph-rsid="001877a4" style:font-size-asian="16pt" style:font-weight-asian="bold" style:font-size-complex="16pt" style:font-weight-complex="bold"/>
    </style:style>
    <style:style style:name="P11" style:family="paragraph" style:parent-style-name="Standard">
      <style:paragraph-properties fo:text-align="start" style:justify-single-word="false"/>
      <style:text-properties fo:font-size="20pt" style:text-underline-style="none" fo:font-weight="bold" officeooo:rsid="001356a6" officeooo:paragraph-rsid="001356a6" style:font-size-asian="20pt" style:font-weight-asian="bold" style:font-size-complex="20pt" style:font-weight-complex="bold"/>
    </style:style>
    <style:style style:name="P12" style:family="paragraph" style:parent-style-name="Standard">
      <style:paragraph-properties fo:text-align="start" style:justify-single-word="false"/>
      <style:text-properties fo:font-size="20pt" style:text-underline-style="none" fo:font-weight="bold" officeooo:rsid="001356a6" officeooo:paragraph-rsid="00146f5b" style:font-size-asian="20pt" style:font-weight-asian="bold" style:font-size-complex="20pt" style:font-weight-complex="bold"/>
    </style:style>
    <style:style style:name="P13" style:family="paragraph" style:parent-style-name="Standard">
      <style:paragraph-properties fo:text-align="start" style:justify-single-word="false"/>
      <style:text-properties fo:font-size="20pt" style:text-underline-style="none" fo:font-weight="bold" officeooo:rsid="001356a6" officeooo:paragraph-rsid="00178485" style:font-size-asian="20pt" style:font-weight-asian="bold" style:font-size-complex="20pt" style:font-weight-complex="bold"/>
    </style:style>
    <style:style style:name="P14" style:family="paragraph" style:parent-style-name="Standard">
      <style:paragraph-properties fo:text-align="start" style:justify-single-word="false"/>
      <style:text-properties fo:font-size="18pt" fo:font-weight="bold" officeooo:paragraph-rsid="001356a6"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8pt" fo:font-weight="bold" officeooo:paragraph-rsid="00146f5b"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paragraph-rsid="00164bc8"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8pt" fo:font-weight="bold" officeooo:paragraph-rsid="0016e361" style:font-size-asian="18pt" style:font-weight-asian="bold" style:font-size-complex="18pt" style:font-weight-complex="bold"/>
    </style:style>
    <style:style style:name="P18" style:family="paragraph" style:parent-style-name="Standard">
      <style:paragraph-properties fo:text-align="start" style:justify-single-word="false"/>
      <style:text-properties fo:font-size="18pt" fo:font-weight="bold" officeooo:paragraph-rsid="00178485" style:font-size-asian="18pt" style:font-weight-asian="bold" style:font-size-complex="18pt" style:font-weight-complex="bold"/>
    </style:style>
    <style:style style:name="P19" style:family="paragraph" style:parent-style-name="Standard">
      <style:paragraph-properties fo:text-align="start" style:justify-single-word="false"/>
      <style:text-properties fo:font-size="18pt" fo:font-weight="bold" officeooo:paragraph-rsid="001877a4" style:font-size-asian="18pt" style:font-weight-asian="bold" style:font-size-complex="18pt" style:font-weight-complex="bold"/>
    </style:style>
    <style:style style:name="P20" style:family="paragraph" style:parent-style-name="Standard">
      <style:paragraph-properties fo:text-align="start" style:justify-single-word="false"/>
      <style:text-properties fo:font-size="12pt" fo:font-weight="normal" officeooo:paragraph-rsid="00164bc8"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color="#000000" loext:opacity="100%" fo:font-size="12pt" style:text-underline-style="none" fo:font-weight="bold" officeooo:rsid="001356a6" officeooo:paragraph-rsid="001877a4" style:font-size-asian="12pt" style:font-weight-asian="bold" style:font-size-complex="12pt" style:font-weight-complex="bold"/>
    </style:style>
    <style:style style:name="P22" style:family="paragraph" style:parent-style-name="Standard">
      <style:paragraph-properties fo:text-align="start" style:justify-single-word="false"/>
      <style:text-properties officeooo:rsid="0019bfc7" officeooo:paragraph-rsid="0019bfc7"/>
    </style:style>
    <style:style style:name="P23" style:family="paragraph" style:parent-style-name="Standard">
      <style:paragraph-properties fo:text-align="start" style:justify-single-word="false"/>
      <style:text-properties fo:color="#cccccc" loext:opacity="100%" style:font-name="Droid Sans Mono" fo:font-size="10.5pt" style:text-underline-style="none" fo:font-weight="normal" officeooo:rsid="001877a4" officeooo:paragraph-rsid="001877a4" fo:background-color="#1f1f1f"/>
    </style:style>
    <style:style style:name="P24" style:family="paragraph" style:parent-style-name="Standard" style:list-style-name="L8">
      <style:paragraph-properties fo:text-align="start" style:justify-single-word="false"/>
      <style:text-properties officeooo:paragraph-rsid="00164bc8"/>
    </style:style>
    <style:style style:name="P25" style:family="paragraph" style:parent-style-name="Standard">
      <style:paragraph-properties fo:text-align="start" style:justify-single-word="false"/>
      <style:text-properties fo:font-size="13pt" fo:font-weight="bold" officeooo:rsid="0016e361" officeooo:paragraph-rsid="0016e361" style:font-size-asian="11.3500003814697pt" style:font-weight-asian="bold" style:font-size-complex="13pt" style:font-weight-complex="bold"/>
    </style:style>
    <style:style style:name="P26" style:family="paragraph" style:parent-style-name="Standard">
      <style:paragraph-properties fo:text-align="start" style:justify-single-word="false"/>
      <style:text-properties fo:color="#000000" loext:opacity="100%" fo:font-size="13pt" fo:font-weight="bold" officeooo:paragraph-rsid="0016e361" style:font-size-asian="11.3500003814697pt" style:font-weight-asian="bold" style:font-size-complex="13pt" style:font-weight-complex="bold"/>
    </style:style>
    <style:style style:name="P27" style:family="paragraph" style:parent-style-name="Standard">
      <style:paragraph-properties fo:text-align="start" style:justify-single-word="false"/>
      <style:text-properties fo:color="#000000" loext:opacity="100%" fo:font-size="13pt" fo:font-weight="bold" officeooo:rsid="00178485" officeooo:paragraph-rsid="00178485" style:font-size-asian="11.3500003814697pt" style:font-weight-asian="bold" style:font-size-complex="13pt" style:font-weight-complex="bold"/>
    </style:style>
    <style:style style:name="P28" style:family="paragraph" style:parent-style-name="Standard">
      <style:paragraph-properties fo:text-align="start" style:justify-single-word="false"/>
      <style:text-properties fo:color="#000000" loext:opacity="100%" fo:font-size="20pt" style:text-underline-style="none" fo:font-weight="bold" officeooo:rsid="001356a6" officeooo:paragraph-rsid="00178485" style:font-size-asian="20pt" style:font-weight-asian="bold" style:font-size-complex="20pt" style:font-weight-complex="bold"/>
    </style:style>
    <style:style style:name="P29" style:family="paragraph" style:parent-style-name="Standard">
      <style:paragraph-properties fo:text-align="start" style:justify-single-word="false"/>
      <style:text-properties fo:color="#000000" loext:opacity="100%" fo:font-size="16pt" style:text-underline-style="none" fo:font-weight="bold" officeooo:rsid="001356a6" officeooo:paragraph-rsid="00178485" style:font-size-asian="16pt" style:font-weight-asian="bold" style:font-size-complex="16pt" style:font-weight-complex="bold"/>
    </style:style>
    <style:style style:name="P30"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356a6" officeooo:paragraph-rsid="001356a6" style:font-size-asian="22pt" style:font-weight-asian="bold" style:font-size-complex="22pt" style:font-weight-complex="bold"/>
    </style:style>
    <style:style style:name="P3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dcf36" officeooo:paragraph-rsid="001dcf36" style:font-size-asian="15pt" style:font-weight-asian="bold" style:font-size-complex="15pt" style:font-weight-complex="bold"/>
    </style:style>
    <style:style style:name="P32" style:family="paragraph" style:parent-style-name="Text_20_body" style:list-style-name="L1"/>
    <style:style style:name="P33" style:family="paragraph" style:parent-style-name="Text_20_body" style:list-style-name="L1">
      <style:paragraph-properties fo:margin-top="0cm" fo:margin-bottom="0cm" style:contextual-spacing="false"/>
    </style:style>
    <style:style style:name="P34" style:family="paragraph" style:parent-style-name="Text_20_body" style:list-style-name="L2"/>
    <style:style style:name="P35" style:family="paragraph" style:parent-style-name="Text_20_body" style:list-style-name="L3">
      <style:paragraph-properties fo:text-align="start" style:justify-single-word="false"/>
      <style:text-properties officeooo:paragraph-rsid="001356a6"/>
    </style:style>
    <style:style style:name="P36" style:family="paragraph" style:parent-style-name="Text_20_body" style:list-style-name="L4">
      <style:paragraph-properties fo:margin-top="0cm" fo:margin-bottom="0cm" style:contextual-spacing="false"/>
    </style:style>
    <style:style style:name="P37" style:family="paragraph" style:parent-style-name="Text_20_body" style:list-style-name="L5">
      <style:paragraph-properties fo:margin-top="0cm" fo:margin-bottom="0cm" style:contextual-spacing="false"/>
    </style:style>
    <style:style style:name="P38" style:family="paragraph" style:parent-style-name="Text_20_body" style:list-style-name="L6"/>
    <style:style style:name="P39" style:family="paragraph" style:parent-style-name="Text_20_body" style:list-style-name="L7"/>
    <style:style style:name="P40" style:family="paragraph" style:parent-style-name="Text_20_body" style:list-style-name="L7">
      <style:paragraph-properties fo:margin-top="0cm" fo:margin-bottom="0cm" style:contextual-spacing="false"/>
    </style:style>
    <style:style style:name="P41" style:family="paragraph" style:parent-style-name="Text_20_body" style:list-style-name="L7">
      <style:paragraph-properties fo:margin-top="0cm" fo:margin-bottom="0cm" style:contextual-spacing="false"/>
      <style:text-properties fo:font-size="18pt" fo:font-weight="bold" style:font-size-asian="18pt" style:font-weight-asian="bold" style:font-size-complex="18pt" style:font-weight-complex="bold"/>
    </style:style>
    <style:style style:name="P42" style:family="paragraph" style:parent-style-name="Text_20_body" style:list-style-name="L9">
      <style:paragraph-properties fo:margin-top="0cm" fo:margin-bottom="0cm" style:contextual-spacing="false"/>
    </style:style>
    <style:style style:name="P43" style:family="paragraph" style:parent-style-name="Text_20_body" style:list-style-name="L10"/>
    <style:style style:name="P44" style:family="paragraph" style:parent-style-name="Text_20_body" style:list-style-name="L11">
      <style:paragraph-properties fo:text-align="start" style:justify-single-word="false"/>
      <style:text-properties fo:font-size="16pt" style:text-underline-style="none" fo:font-weight="bold" officeooo:rsid="001356a6" officeooo:paragraph-rsid="00178485" style:font-size-asian="16pt" style:font-weight-asian="bold" style:font-size-complex="16pt" style:font-weight-complex="bold"/>
    </style:style>
    <style:style style:name="P45" style:family="paragraph" style:parent-style-name="Text_20_body" style:list-style-name="L12">
      <style:paragraph-properties fo:margin-top="0cm" fo:margin-bottom="0cm" style:contextual-spacing="false"/>
    </style:style>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4">
      <style:paragraph-properties fo:margin-top="0cm" fo:margin-bottom="0cm" style:contextual-spacing="false"/>
    </style:style>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6">
      <style:paragraph-properties fo:margin-top="0cm" fo:margin-bottom="0cm" style:contextual-spacing="false"/>
    </style:style>
    <style:style style:name="P52" style:family="paragraph" style:parent-style-name="Text_20_body" style:list-style-name="L17"/>
    <style:style style:name="T1" style:family="text">
      <style:text-properties fo:font-size="13pt" style:text-underline-style="none" fo:font-weight="normal" officeooo:rsid="001356a6" style:font-size-asian="11.3500003814697pt" style:font-weight-asian="normal" style:font-size-complex="13pt" style:font-weight-complex="normal"/>
    </style:style>
    <style:style style:name="T2" style:family="text">
      <style:text-properties fo:font-size="13pt" style:font-size-asian="11.3500003814697pt" style:font-size-complex="13pt"/>
    </style:style>
    <style:style style:name="T3" style:family="text">
      <style:text-properties fo:font-size="13pt" officeooo:rsid="0016e361" style:font-size-asian="11.3500003814697pt" style:font-size-complex="13pt"/>
    </style:style>
    <style:style style:name="T4" style:family="text">
      <style:text-properties fo:font-size="13pt" fo:font-weight="bold" officeooo:rsid="0016e361" style:font-size-asian="11.3500003814697pt" style:font-weight-asian="bold" style:font-size-complex="13pt" style:font-weight-complex="bold"/>
    </style:style>
    <style:style style:name="T5" style:family="text">
      <style:text-properties style:text-underline-style="none" officeooo:rsid="001356a6"/>
    </style:style>
    <style:style style:name="T6" style:family="text">
      <style:text-properties style:text-underline-style="none" officeooo:rsid="0016e361"/>
    </style:style>
    <style:style style:name="T7" style:family="text">
      <style:text-properties style:text-underline-style="none" officeooo:rsid="001877a4"/>
    </style:style>
    <style:style style:name="T8" style:family="text">
      <style:text-properties fo:font-size="12pt" style:font-size-asian="12pt"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style:text-underline-style="none" officeooo:rsid="001356a6" style:font-size-asian="12pt" style:font-size-complex="12pt"/>
    </style:style>
    <style:style style:name="T11" style:family="text">
      <style:text-properties fo:font-size="12pt" style:text-underline-style="none" fo:font-weight="bold" officeooo:rsid="001356a6" style:font-size-asian="12pt" style:font-weight-asian="bold" style:font-size-complex="12pt" style:font-weight-complex="bold"/>
    </style:style>
    <style:style style:name="T12" style:family="text">
      <style:text-properties fo:font-size="12pt" style:text-underline-style="none" fo:font-weight="bold" officeooo:rsid="001877a4" style:font-size-asian="12pt" style:font-weight-asian="bold" style:font-size-complex="12pt" style:font-weight-complex="bold"/>
    </style:style>
    <style:style style:name="T13" style:family="text">
      <style:text-properties fo:font-size="12pt" style:text-underline-style="none" fo:font-weight="bold" officeooo:rsid="0019bfc7" style:font-size-asian="12pt" style:font-weight-asian="bold" style:font-size-complex="12pt" style:font-weight-complex="bold"/>
    </style:style>
    <style:style style:name="T14" style:family="text">
      <style:text-properties fo:font-size="12pt" style:text-underline-style="none" fo:font-weight="normal" officeooo:rsid="001356a6" style:font-size-asian="12pt" style:font-weight-asian="normal" style:font-size-complex="12pt" style:font-weight-complex="normal"/>
    </style:style>
    <style:style style:name="T15" style:family="text">
      <style:text-properties fo:font-weight="normal" style:font-weight-asian="normal" style:font-weight-complex="normal"/>
    </style:style>
    <style:style style:name="T16" style:family="text">
      <style:text-properties officeooo:rsid="00146f5b"/>
    </style:style>
    <style:style style:name="T17" style:family="text">
      <style:text-properties fo:font-size="18pt" style:text-underline-style="none" fo:font-weight="bold" officeooo:rsid="0019bfc7" style:font-size-asian="18pt" style:font-weight-asian="bold" style:font-size-complex="18pt" style:font-weight-complex="bold"/>
    </style:style>
    <style:style style:name="T18" style:family="text">
      <style:text-properties fo:font-size="16pt" style:text-underline-style="none" fo:font-weight="bold" officeooo:rsid="001356a6" style:font-size-asian="16pt" style:font-weight-asian="bold" style:font-size-complex="16pt" style:font-weight-complex="bold"/>
    </style:style>
    <style:style style:name="T19" style:family="text">
      <style:text-properties fo:color="#000000" loext:opacity="100%"/>
    </style:style>
    <style:style style:name="T20" style:family="text">
      <style:text-properties fo:color="#000000" loext:opacity="100%" fo:font-size="13pt" style:font-size-asian="11.3500003814697pt" style:font-size-complex="13pt"/>
    </style:style>
    <style:style style:name="T21" style:family="text">
      <style:text-properties fo:color="#000000" loext:opacity="100%" fo:font-size="13pt" officeooo:rsid="0016e361" style:font-size-asian="11.3500003814697pt" style:font-size-complex="13pt"/>
    </style:style>
    <style:style style:name="T22" style:family="text">
      <style:text-properties fo:color="#000000" loext:opacity="100%" fo:font-size="13pt" officeooo:rsid="00178485" style:font-size-asian="11.3500003814697pt" style:font-size-complex="13pt"/>
    </style:style>
    <style:style style:name="T23" style:family="text">
      <style:text-properties fo:color="#000000" loext:opacity="100%" fo:font-size="13pt" fo:font-weight="bold" style:font-size-asian="11.3500003814697pt" style:font-weight-asian="bold" style:font-size-complex="13pt" style:font-weight-complex="bold"/>
    </style:style>
    <style:style style:name="T24" style:family="text">
      <style:text-properties fo:color="#000000" loext:opacity="100%" fo:font-size="13pt" fo:font-weight="bold" officeooo:rsid="0016e361" style:font-size-asian="11.3500003814697pt" style:font-weight-asian="bold" style:font-size-complex="13pt" style:font-weight-complex="bold"/>
    </style:style>
    <style:style style:name="T25" style:family="text">
      <style:text-properties fo:color="#000000" loext:opacity="100%" fo:font-size="13pt" fo:font-weight="bold" officeooo:rsid="00178485" style:font-size-asian="11.3500003814697pt" style:font-weight-asian="bold" style:font-size-complex="13pt" style:font-weight-complex="bold"/>
    </style:style>
    <style:style style:name="T26" style:family="text">
      <style:text-properties fo:color="#000000" loext:opacity="100%" fo:font-weight="bold" style:font-weight-asian="bold" style:font-weight-complex="bold"/>
    </style:style>
    <style:style style:name="T27" style:family="text">
      <style:text-properties fo:color="#000000" loext:opacity="100%" officeooo:rsid="00178485"/>
    </style:style>
    <style:style style:name="T28" style:family="text">
      <style:text-properties fo:color="#000000" loext:opacity="100%" officeooo:rsid="001877a4"/>
    </style:style>
    <style:style style:name="T29" style:family="text">
      <style:text-properties fo:color="#000000" loext:opacity="100%" officeooo:rsid="0019bfc7"/>
    </style:style>
    <style:style style:name="T30" style:family="text">
      <style:text-properties officeooo:rsid="001877a4"/>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TD 1</text:p>
      <text:p text:style-name="P1"/>
      <text:p text:style-name="P31"><text:a xlink:type="simple" xlink:href="file:///home/farnel/Documents/Master%202/Cours/SBSE/1er%20TD/git@github.com:Givera237/SBSE_TD1.git" text:style-name="Internet_20_link" text:visited-style-name="Visited_20_Internet_20_Link">git@github.com:Givera237/SBSE_TD1.git</text:a></text:p>
      <text:p text:style-name="P1"/>
      <text:p text:style-name="P11">Exercice 1 :</text:p>
      <text:p text:style-name="P2"/>
      <text:p text:style-name="P7">a) Explication : </text:p>
      <text:p text:style-name="P2"><text:tab/></text:p>
      <text:p text:style-name="P3"><text:span text:style-name="T1"><text:tab/></text:span>La recherche binaire est une méthode efficace pour trouver une valeur cible dans une liste triée. Elle fonctionne en divisant le problème en deux sous-problèmes à chaque étape.</text:p>
      <text:h text:style-name="Heading_20_3" text:outline-level="3">Étapes de l'algorithme</text:h>
      <text:list xml:id="list298882109" text:style-name="L1">
        <text:list-item>
          <text:p text:style-name="P32"><text:span text:style-name="Strong_20_Emphasis">Initialisation</text:span> :</text:p>
          <text:list>
            <text:list-item>
              <text:p text:style-name="P33">On définit deux pointeurs : <text:span text:style-name="Source_20_Text">left</text:span> (début de la liste) et <text:span text:style-name="Source_20_Text">right</text:span> (fin de la liste). </text:p>
            </text:list-item>
          </text:list>
        </text:list-item>
        <text:list-item>
          <text:p text:style-name="P32"><text:span text:style-name="Strong_20_Emphasis">Boucle de recherche</text:span> :</text:p>
          <text:list>
            <text:list-item>
              <text:p text:style-name="P33">Tant que <text:span text:style-name="Source_20_Text">left</text:span> est inférieur ou égal à <text:span text:style-name="Source_20_Text">right</text:span>, on continue la recherche. </text:p>
            </text:list-item>
            <text:list-item>
              <text:p text:style-name="P33">On calcule un index <text:span text:style-name="Source_20_Text">mid</text:span> qui représente le milieu de la sous-liste actuelle : <text:span text:style-name="Source_20_Text">mid = Math.floor((left + right) / 2)</text:span>. </text:p>
            </text:list-item>
          </text:list>
        </text:list-item>
        <text:list-item>
          <text:p text:style-name="P32"><text:span text:style-name="Strong_20_Emphasis">Comparaison</text:span> :</text:p>
          <text:list>
            <text:list-item>
              <text:p text:style-name="P33">Si l'élément à l'index <text:span text:style-name="Source_20_Text">mid</text:span> est égal à la valeur cible, on retourne <text:span text:style-name="Source_20_Text">mid</text:span> (index trouvé). </text:p>
            </text:list-item>
            <text:list-item>
              <text:p text:style-name="P33">Si l'élément à <text:span text:style-name="Source_20_Text">mid</text:span> est inférieur à la valeur cible, cela signifie que la valeur cible se trouve dans la moitié droite. On met donc à jour <text:span text:style-name="Source_20_Text">left</text:span> : <text:span text:style-name="Source_20_Text">left = mid + 1</text:span>. </text:p>
            </text:list-item>
            <text:list-item>
              <text:p text:style-name="P33">Si l'élément à <text:span text:style-name="Source_20_Text">mid</text:span> est supérieur à la valeur cible, cela signifie que la valeur cible se trouve dans la moitié gauche. On met donc à jour <text:span text:style-name="Source_20_Text">right</text:span> : <text:span text:style-name="Source_20_Text">right = mid - 1</text:span>. </text:p>
            </text:list-item>
          </text:list>
        </text:list-item>
        <text:list-item>
          <text:p text:style-name="P32"><text:span text:style-name="Strong_20_Emphasis">Fin de la recherche</text:span> :</text:p>
          <text:list>
            <text:list-item>
              <text:p text:style-name="P32">Si la valeur cible n'est pas trouvée, la boucle se termine et l'algorithme retourne <text:span text:style-name="Source_20_Text">-1</text:span>.</text:p>
            </text:list-item>
          </text:list>
        </text:list-item>
      </text:list>
      <text:p text:style-name="P2"/>
      <text:p text:style-name="P14"><text:span text:style-name="T5">b) </text:span>Complexité temporelle</text:p>
      <text:p text:style-name="P3"/>
      <text:list xml:id="list280825553" text:style-name="L2">
        <text:list-header>
          <text:p text:style-name="P34"><text:s text:c="2"/>La recherche binaire a une complexité temporelle de O(logn), où n est le nombre d'éléments dans la liste. Cela signifie que le temps nécessaire pour trouver un élément augmente logarithmiquement avec la taille de la liste, ce qui est beaucoup plus rapide qu'une recherche linéaire (O(n)).</text:p>
        </text:list-header>
      </text:list>
      <text:p text:style-name="P19"><text:span text:style-name="T7">c</text:span><text:span text:style-name="T5">) </text:span><text:span text:style-name="T7">Résultat</text:span></text:p>
      <text:p text:style-name="P23"/>
      <text:p text:style-name="P6"><text:span text:style-name="T12">e</text:span><text:span text:style-name="T13">ntrée </text:span><text:span text:style-name="T17">: </text:span><text:span text:style-name="T19">[1, 3, 5, 7, 9, 11, 13, 15] , </text:span><text:span text:style-name="T29">7</text:span></text:p>
      <text:p text:style-name="P22"><text:span text:style-name="T26">sortie </text:span><text:span text:style-name="T19">: 7</text:span></text:p>
      <text:p text:style-name="P2"/>
      <text:p text:style-name="P11">Exercice <text:span text:style-name="T16">3</text:span> :</text:p>
      <text:p text:style-name="P11"><text:soft-page-break/></text:p>
      <text:p text:style-name="P7">a) Explication :</text:p>
      <text:p text:style-name="P7"/>
      <text:list xml:id="list3346668555" text:style-name="L3">
        <text:list-item>
          <text:p text:style-name="P35"><text:span text:style-name="Strong_20_Emphasis"><text:span text:style-name="T10">Représentation des items</text:span></text:span><text:span text:style-name="T11"> : </text:span><text:span text:style-name="T14">Les items sont représentés sous forme de tuples (valeur, poids).</text:span><text:span text:style-name="T11"> </text:span></text:p>
        </text:list-item>
      </text:list>
      <text:list xml:id="list4015357954" text:style-name="L4">
        <text:list-item>
          <text:p text:style-name="P36"><text:span text:style-name="Strong_20_Emphasis">Tableau </text:span><text:span text:style-name="Strong_20_Emphasis"><text:span text:style-name="Source_20_Text">dp</text:span></text:span> : Un<text:span text:style-name="T16">e matrice d’ordre 2</text:span> est créé<text:span text:style-name="T16">e</text:span> pour stocker la valeur maximale atteignable pour chaque sous-ensemble d'items et chaque limite de poids. </text:p>
        </text:list-item>
      </text:list>
      <text:list xml:id="list3276301822" text:style-name="L5">
        <text:list-item>
          <text:p text:style-name="P37"><text:span text:style-name="Strong_20_Emphasis">Remplissage de </text:span><text:span text:style-name="Strong_20_Emphasis"><text:span text:style-name="Source_20_Text">dp</text:span></text:span> : L<text:span text:style-name="T16">a matrice</text:span> est rempli<text:span text:style-name="T16">e</text:span> en itérant à travers chaque item et chaque poids possible. </text:p>
        </text:list-item>
      </text:list>
      <text:list xml:id="list833468468" text:style-name="L6">
        <text:list-item>
          <text:p text:style-name="P38"><text:span text:style-name="Strong_20_Emphasis">Récupération des items inclus</text:span> : Une fois l<text:span text:style-name="T16">a matrice</text:span> rempli<text:span text:style-name="T16">e</text:span>, il est possible de retracer les items qui ont été inclus dans la solution optimale.</text:p>
        </text:list-item>
      </text:list>
      <text:p text:style-name="P15"><text:span text:style-name="T5">b) </text:span>Complexité temporelle</text:p>
      <text:list xml:id="list611004697" text:style-name="L7">
        <text:list-header>
          <text:p text:style-name="P41"/>
        </text:list-header>
        <text:list-item>
          <text:p text:style-name="P40"><text:s/>La complexité temporelle de l'algorithme est O(n×W), où : </text:p>
          <text:list>
            <text:list-item>
              <text:p text:style-name="P40">n est le nombre d'items. </text:p>
            </text:list-item>
            <text:list-item>
              <text:p text:style-name="P40">W est la capacité maximale du sac à dos (le poids limite). </text:p>
            </text:list-item>
          </text:list>
          <text:p text:style-name="P39">Cela provient du fait que l'algorithme remplit un tableau 2D de taille n+1 par W+1, effectuant un travail constant pour chaque cellule.</text:p>
        </text:list-item>
      </text:list>
      <text:p text:style-name="P15"/>
      <text:p text:style-name="P12">Exercice <text:span text:style-name="T16">4</text:span> :</text:p>
      <text:p text:style-name="P12"/>
      <text:p text:style-name="P8">a) Explication :</text:p>
      <text:p text:style-name="P8"/>
      <text:list xml:id="list1991417679" text:style-name="L8">
        <text:list-item>
          <text:p text:style-name="P24"><text:span text:style-name="Strong_20_Emphasis"><text:span text:style-name="Strong_20_Emphasis"><text:span text:style-name="T18"><text:s/></text:span></text:span></text:span><text:span text:style-name="Strong_20_Emphasis">Tri des intervalles</text:span> : Les intervalles sont d'abord triés par leur temps de début. </text:p>
        </text:list-item>
      </text:list>
      <text:list xml:id="list1102816578" text:style-name="L9">
        <text:list-item>
          <text:p text:style-name="P42"><text:span text:style-name="Strong_20_Emphasis">Fusion</text:span> : On parcourt les intervalles triés et on vérifie si l'intervalle actuel se chevauche avec le dernier intervalle fusionné. Si c'est le cas, on les fusionne ; sinon, on ajoute l'intervalle actuel à la liste fusionnée. </text:p>
        </text:list-item>
      </text:list>
      <text:list xml:id="list2702149713" text:style-name="L10">
        <text:list-item>
          <text:p text:style-name="P43"><text:span text:style-name="Strong_20_Emphasis">Retour des résultats</text:span> : La fonction retourne la liste des intervalles fusionnés.</text:p>
        </text:list-item>
      </text:list>
      <text:p text:style-name="Text_20_body"/>
      <text:p text:style-name="P16"><text:span text:style-name="T5">b) </text:span>Complexité temporelle :</text:p>
      <text:p text:style-name="P16"/>
      <text:p text:style-name="P20">La complexité temporelle de l'algorithme est O(nlogn), où n est le nombre d'intervalles. Cela est dû à l'étape de tri des intervalles. Une fois triés, l'algorithme parcourt les intervalles en une seule passe, ce qui prend O(n). Ainsi, la complexité totale est dominée par le tri, soit O(nlogn).</text:p>
      <text:p text:style-name="P20"/>
      <text:p text:style-name="P17"><text:span text:style-name="T6">c</text:span><text:span text:style-name="T5">) </text:span><text:span text:style-name="T6">Résultat</text:span>:</text:p>
      <text:p text:style-name="P17"/>
      <text:p text:style-name="P17">*<text:span text:style-name="T2"> </text:span><text:span text:style-name="T3">Intervalles qui se chevauchent :</text:span></text:p>
      <text:p text:style-name="P25">entrée = [ [1, 4], [2, 5], [7, 9], [8, 10], [15, 18], [17, 20] ];</text:p>
      <text:p text:style-name="P4"><text:span text:style-name="T4">sortie = </text:span><text:span text:style-name="T23">[[1, 5], [7, 10], [15, 20]]</text:span></text:p>
      <text:p text:style-name="P26"><text:soft-page-break/></text:p>
      <text:p text:style-name="P17"><text:span text:style-name="T20">* </text:span><text:span text:style-name="T21">Intervalles qui ne se chevauchent pas :</text:span></text:p>
      <text:p text:style-name="P17"><text:span text:style-name="T22">entrée</text:span><text:span text:style-name="T21"> = [ [1, 2], [3, 4], [5, 6], [7, 8] ];</text:span></text:p>
      <text:p text:style-name="P5"><text:span text:style-name="T24">s</text:span><text:span text:style-name="T25">ortie = </text:span><text:span text:style-name="T23">[[1, 2], [3, 4], [5, 6], [7, 8]]</text:span></text:p>
      <text:p text:style-name="P27"/>
      <text:p text:style-name="P18"><text:span text:style-name="T22">* </text:span><text:span text:style-name="T21">Intervalles qui se chevauchent </text:span><text:span text:style-name="T22">partiellement</text:span><text:span text:style-name="T21">:</text:span></text:p>
      <text:p text:style-name="P27">entrée = [ [1, 3], [2, 4], [5, 7], [6, 8] ];</text:p>
      <text:p text:style-name="P5"><text:span text:style-name="T25">sortie <text:s/>= </text:span><text:span text:style-name="T23">[[1, 4], [5, 8]]</text:span></text:p>
      <text:p text:style-name="P13"><text:span text:style-name="T19">Exercice </text:span><text:span text:style-name="T27">5</text:span><text:span text:style-name="T19"> :</text:span></text:p>
      <text:p text:style-name="P28"/>
      <text:p text:style-name="P29">a) Explication :</text:p>
      <text:p text:style-name="P9"/>
      <text:list xml:id="list786715312" text:style-name="L11">
        <text:list-item>
          <text:p text:style-name="P44"><text:span text:style-name="Strong_20_Emphasis"><text:span text:style-name="T8">Fonction </text:span></text:span><text:span text:style-name="Strong_20_Emphasis"><text:span text:style-name="Source_20_Text"><text:span text:style-name="T8">maxSubArraySum</text:span></text:span></text:span><text:span text:style-name="T8"> :</text:span><text:span text:style-name="T9"> Prend un tableau d'entiers en entrée.</text:span><text:span text:style-name="T15"> </text:span></text:p>
        </text:list-item>
      </text:list>
      <text:list xml:id="list2027897710" text:style-name="L12">
        <text:list-item>
          <text:p text:style-name="P45"><text:span text:style-name="Strong_20_Emphasis">Vérification du tableau vide</text:span> : Si le tableau est vide, il retourne 0. </text:p>
        </text:list-item>
      </text:list>
      <text:list xml:id="list2334299236" text:style-name="L13">
        <text:list-item>
          <text:p text:style-name="P46"><text:span text:style-name="Strong_20_Emphasis">Initialisation</text:span> : </text:p>
        </text:list-item>
      </text:list>
      <text:list xml:id="list25425956" text:style-name="L14">
        <text:list-item>
          <text:p text:style-name="P48"><text:span text:style-name="Source_20_Text">maxSoFar</text:span> pour suivre la somme maximale. </text:p>
        </text:list-item>
        <text:list-item>
          <text:p text:style-name="P47"><text:span text:style-name="Source_20_Text">maxEndingHere</text:span> pour suivre la somme du sous-tableau actuel. </text:p>
        </text:list-item>
      </text:list>
      <text:list xml:id="list3033237403" text:style-name="L15">
        <text:list-item>
          <text:p text:style-name="P49"><text:span text:style-name="Strong_20_Emphasis">Boucle</text:span> : Parcourt chaque élément du tableau à partir du deuxième. </text:p>
        </text:list-item>
      </text:list>
      <text:list xml:id="list467812218" text:style-name="L16">
        <text:list-item>
          <text:p text:style-name="P51">Met à jour <text:span text:style-name="Source_20_Text">maxEndingHere</text:span> pour inclure l'élément courant ou commencer un nouveau sous-tableau. </text:p>
        </text:list-item>
        <text:list-item>
          <text:p text:style-name="P50">Met à jour <text:span text:style-name="Source_20_Text">maxSoFar</text:span> si <text:span text:style-name="Source_20_Text">maxEndingHere</text:span> est supérieur. </text:p>
        </text:list-item>
      </text:list>
      <text:list xml:id="list2126812503" text:style-name="L17">
        <text:list-item>
          <text:p text:style-name="P52"><text:span text:style-name="Strong_20_Emphasis">Retourne</text:span> : La somme maximale trouvée.</text:p>
        </text:list-item>
      </text:list>
      <text:p text:style-name="Text_20_body"/>
      <text:p text:style-name="P10"><text:span text:style-name="T28">b</text:span><text:span text:style-name="T19">) </text:span><text:span text:style-name="T28">Résultat</text:span><text:span text:style-name="T19">:</text:span></text:p>
      <text:p text:style-name="P10"/>
      <text:p text:style-name="P21"><text:span text:style-name="T30">entrée</text:span>[1, -2, 3, 4, -1]; // Sortie : 7</text:p>
      <text:p text:style-name="P21"><text:s/><text:span text:style-name="T30">entrée</text:span>[-1, -2, -3, -4]; // Sortie : -1 </text:p>
      <text:p text:style-name="P21"/>
      <text:p text:style-name="P21"><text:span text:style-name="T30">entrée</text:span>[5, 4, -1, 7, 8]; // Sortie : 23 </text:p>
      <text:p text:style-name="P21"/>
      <text:p text:style-name="P21"><text:span text:style-name="T30">entrée</text:span>[-2, 1, -3, 4, -1, 2, 1, -5, 4]; // Sortie : 6</text:p>
      <text:p text:style-name="P21"/>
      <text:p text:style-name="P21"><text:span text:style-name="T30">entrée</text:span>[]; // Sortie : 0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02:42:36.138930352</meta:creation-date>
    <dc:date>2025-02-05T04:10:02.730576951</dc:date>
    <meta:editing-duration>PT8M40S</meta:editing-duration>
    <meta:editing-cycles>3</meta:editing-cycles>
    <meta:generator>LibreOffice/7.3.7.2$Linux_X86_64 LibreOffice_project/30$Build-2</meta:generator>
    <meta:document-statistic meta:table-count="0" meta:image-count="0" meta:object-count="0" meta:page-count="3" meta:paragraph-count="69" meta:word-count="775" meta:character-count="4200" meta:non-whitespace-character-count="3491"/>
  </office:meta>
</office:document-meta>
</file>